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6C6D6429.png" manifest:media-type="image/png"/>
  <manifest:file-entry manifest:full-path="Pictures/10000001000000A0000000A022EA459C.png" manifest:media-type="image/png"/>
  <manifest:file-entry manifest:full-path="Pictures/10000001000000A0000000A080D10E70.png" manifest:media-type="image/png"/>
  <manifest:file-entry manifest:full-path="Pictures/10000001000000A0000000A0807450EF.png" manifest:media-type="image/png"/>
  <manifest:file-entry manifest:full-path="Pictures/10000001000000A0000000A0FF496BBC.png" manifest:media-type="image/png"/>
  <manifest:file-entry manifest:full-path="Pictures/10000001000000A0000000A004335E0A.png" manifest:media-type="image/png"/>
  <manifest:file-entry manifest:full-path="Pictures/10000001000000A0000000A0C1043B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5.5cm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24pt"/>
    </style:style>
    <style:style style:name="P3" style:family="paragraph">
      <loext:graphic-properties draw:fill="none"/>
      <style:paragraph-properties fo:text-align="center"/>
      <style:text-properties style:font-name="Liberation Serif" fo:font-size="24pt"/>
    </style:style>
    <style:style style:name="P4" style:family="paragraph">
      <style:paragraph-properties fo:text-align="start"/>
      <style:text-properties style:font-name="Liberation Serif"/>
    </style:style>
    <style:style style:name="P5" style:family="paragraph">
      <loext:graphic-properties draw:fill="none"/>
      <style:paragraph-properties fo:text-align="start"/>
      <style:text-properties style:font-name="Liberation Serif"/>
    </style:style>
    <style:style style:name="T1" style:family="text">
      <style:text-properties style:font-name="Liberation Serif" fo:font-size="24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4cm" svg:y="4.9cm">
          <draw:image xlink:href="Pictures/10000001000000A0000000A0C1043B1B.png" xlink:type="simple" xlink:show="embed" xlink:actuate="onLoad" draw:mime-type="image/png">
            <text:p/>
          </draw:image>
        </draw:frame>
        <draw:custom-shape draw:style-name="gr2" draw:text-style-name="P3" draw:layer="layout" svg:width="16cm" svg:height="1cm" svg:x="2.5cm" svg:y="2.3cm">
          <text:p text:style-name="P2"><text:span text:style-name="T1">Unterschiedliche Schwert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13cm" svg:y="4.9cm">
          <draw:image xlink:href="Pictures/10000001000000A0000000A0FF496BBC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.1cm" svg:x="4cm" svg:y="10.9cm">
          <draw:image xlink:href="Pictures/10000001000000A0000000A0807450EF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4cm" svg:y="17cm">
          <draw:image xlink:href="Pictures/10000001000000A0000000A004335E0A.png" xlink:type="simple" xlink:show="embed" xlink:actuate="onLoad" draw:mime-type="image/png">
            <text:p/>
          </draw:image>
        </draw:frame>
        <draw:custom-shape draw:style-name="gr3" draw:text-style-name="P5" draw:layer="layout" svg:width="6cm" svg:height="1cm" svg:x="4cm" svg:y="9cm">
          <text:p text:style-name="P4"><text:span text:style-name="T2">Holz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1cm" svg:x="13cm" svg:y="9cm">
          <text:p text:style-name="P4"><text:span text:style-name="T2">Stein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1cm" svg:x="4cm" svg:y="15.1cm">
          <text:p text:style-name="P4"><text:span text:style-name="T2">Kupfer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1cm" svg:x="4cm" svg:y="21.1cm">
          <text:p text:style-name="P4"><text:span text:style-name="T2">Eisen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cm" svg:height="4cm" svg:x="13cm" svg:y="11cm">
          <draw:image xlink:href="Pictures/10000001000000A0000000A080D10E70.png" xlink:type="simple" xlink:show="embed" xlink:actuate="onLoad" draw:mime-type="image/png">
            <text:p/>
          </draw:image>
        </draw:frame>
        <draw:custom-shape draw:style-name="gr3" draw:text-style-name="P5" draw:layer="layout" svg:width="6cm" svg:height="1cm" svg:x="13cm" svg:y="15.1cm">
          <text:p text:style-name="P4"><text:span text:style-name="T2">Gold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cm" svg:height="4cm" svg:x="13cm" svg:y="17cm">
          <draw:image xlink:href="Pictures/10000001000000A0000000A022EA459C.png" xlink:type="simple" xlink:show="embed" xlink:actuate="onLoad" draw:mime-type="image/png">
            <text:p/>
          </draw:image>
        </draw:frame>
        <draw:custom-shape draw:style-name="gr3" draw:text-style-name="P5" draw:layer="layout" svg:width="6cm" svg:height="1cm" svg:x="13cm" svg:y="21.1cm">
          <text:p text:style-name="P4"><text:span text:style-name="T2">Diamant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992cm" svg:height="3.992cm" svg:x="4.008cm" svg:y="23cm">
          <draw:image xlink:href="Pictures/10000001000000A0000000A06C6D6429.png" xlink:type="simple" xlink:show="embed" xlink:actuate="onLoad" draw:mime-type="image/png">
            <text:p/>
          </draw:image>
        </draw:frame>
        <draw:custom-shape draw:style-name="gr3" draw:text-style-name="P5" draw:layer="layout" svg:width="6cm" svg:height="1cm" svg:x="4cm" svg:y="27cm">
          <text:p text:style-name="P4"><text:span text:style-name="T2">Netheriteschwe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1T08:49:48.341110136</meta:creation-date>
    <dc:date>2026-04-11T09:07:15.868425698</dc:date>
    <meta:editing-duration>PT17M27S</meta:editing-duration>
    <meta:editing-cycles>7</meta:editing-cycles>
    <meta:generator>LibreOffice/7.6.7.2$Linux_X86_64 LibreOffice_project/60$Build-2</meta:generator>
    <meta:print-date>2026-04-11T09:06:05.847842216</meta:print-date>
    <meta:printed-by>PDF files</meta:printed-by>
    <meta:document-statistic meta:object-count="15"/>
  </office:meta>
</office:document-meta>
</file>